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req / 100 (100 slit tachometer)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ing number at rotation speed</text:p>
          </table:table-cell>
          <table:table-cell table:number-columns-repeated="2"/>
          <table:table-cell office:value-type="string" calcext:value-type="string">
            <text:p>1hz external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 rings</text:p>
          </table:table-cell>
          <table:table-cell office:value-type="string" calcext:value-type="string">
            <text:p>freq, hz</text:p>
          </table:table-cell>
          <table:table-cell/>
          <table:table-cell office:value-type="string" calcext:value-type="string">
            <text:p>при вращающемся внешнем с примерной частотой 1 гц (от 70 до 130) измеряем появление колец</text:p>
          </table:table-cell>
          <table:table-cell/>
          <table:table-cell office:value-type="string" calcext:value-type="string">
            <text:p>Хаотичное вращение внешнего: у первого меняли </text:p>
          </table:table-cell>
          <table:table-cell table:number-columns-repeated="4"/>
          <table:table-cell office:value-type="string" calcext:value-type="string">
            <text:p>противонаправленное вращение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Из-за особенности установки состоние вращения внешнего кольца окло 140</text:p>
          </table:table-cell>
          <table:table-cell/>
          <table:table-cell office:value-type="string" calcext:value-type="string">
            <text:p>внутр</text:p>
          </table:table-cell>
          <table:table-cell office:value-type="string" calcext:value-type="string">
            <text:p>внеш</text:p>
          </table:table-cell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586" calcext:value-type="float">
            <text:p>586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616" calcext:value-type="float">
            <text:p>61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645" calcext:value-type="float">
            <text:p>6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9" calcext:value-type="float">
            <text:p>769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834" calcext:value-type="float">
            <text:p>83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10" calcext:value-type="float">
            <text:p>7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2T16:52:44.719874731</meta:creation-date>
    <dc:date>2025-04-02T17:57:42.662384598</dc:date>
    <meta:editing-duration>PT30M9S</meta:editing-duration>
    <meta:editing-cycles>5</meta:editing-cycles>
    <meta:generator>LibreOffice/25.2.1.2$Linux_X86_64 LibreOffice_project/520$Build-2</meta:generator>
    <meta:document-statistic meta:table-count="1" meta:cell-count="58" meta:object-count="0"/>
  </office:meta>
</office:document-meta>
</file>